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Features list</text:h>
      <text:p text:style-name="Standard"/>
      <text:p text:style-name="Standard">01 value returning for a stubbed method</text:p>
      <text:p text:style-name="Standard">02 Exception throwing for stubbed method</text:p>
      <text:p text:style-name="Standard">03 Invocation count check</text:p>
      <text:p text:style-name="Standard">04 method argument check</text:p>
      <text:p text:style-name="Standard">05 Invocation order for one mock check</text:p>
      <text:p text:style-name="Standard">06 Iterator-style stubbing</text:p>
      <text:p text:style-name="Standard">07 Real objects spy</text:p>
      <text:p text:style-name="Standard">08 Callback invocation from stubbed method</text:p>
      <text:p text:style-name="Standard">09 Mock of final class, methods, static and private fields</text:p>
      <text:p text:style-name="Standard">10 Stubbing of equals() and hashCode() methods</text:p>
      <text:p text:style-name="Standard">11 Thread safe</text:p>
      <text:p text:style-name="Standard">12 Invocation order between mocks check</text:p>
      <text:p text:style-name="Standard"/>
      <text:h text:style-name="Heading_20_1" text:outline-level="1">Unit test tools integration</text:h>
      <text:p text:style-name="Standard">Integration with Junit</text:p>
      <text:p text:style-name="Standard">Integration with TestNG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9M40S</meta:editing-duration>
    <meta:editing-cycles>6</meta:editing-cycles>
    <meta:generator>LibreOffice/3.3$Win32 LibreOffice_project/330m19$Build-6</meta:generator>
    <dc:date>2012-07-22T19:01:40.10</dc:date>
    <meta:document-statistic meta:table-count="0" meta:image-count="0" meta:object-count="0" meta:page-count="1" meta:paragraph-count="16" meta:word-count="79" meta:character-count="495"/>
    <meta:user-defined meta:name="Info 1"/>
    <meta:user-defined meta:name="Info 2"/>
    <meta:user-defined meta:name="Info 3"/>
    <meta:user-defined meta:name="Info 4"/>
  </office:meta>
</office:document-meta>
</file>